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Actuellement je travaille sur un projet qui vise la gestion des reservations de stockage.</text:p>
      <text:p text:style-name="Standard">Mon objectif est de permettre à un utilisateur de réserver un espace de stockage et l'utiliser comme une partition NFS.</text:p>
      <text:p text:style-name="Standard">Par exemple un utilisateur demande une reservation d'espace ( e.g 1To), l'application doit créer une partition dans sa machi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2T09:52:55</meta:creation-date>
    <meta:document-statistic meta:table-count="0" meta:image-count="0" meta:object-count="0" meta:page-count="1" meta:paragraph-count="3" meta:word-count="53" meta:character-count="335"/>
    <dc:date>2011-09-22T09:58:03</dc:date>
    <meta:editing-duration>PT5M10S</meta:editing-duration>
    <meta:editing-cycles>1</meta:editing-cycles>
    <meta:generator>OpenOffice.org/3.3$Unix OpenOffice.org_project/330m20$Build-9567</meta:generator>
  </office:meta>
</office:document-meta>
</file>